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731c2229-bd7f-42bc-9181-243b5994bffa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30d065f-a486-424b-a5ce-24f76bb3c0fc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4663e4b2-c470-418e-9cb6-abbb409c5498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08035647-8d58-41c3-85fd-722e886ebb15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0641cda-94d9-465f-960f-4d3dc56ed079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571d46e-a1f7-44c8-97ea-982f6b17c96e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ff8fb6f-b8e2-4524-8a0d-b46a6661100d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ded4733-0ae7-41c4-b3db-e91aea0e2132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8abac1b-b3f6-409c-87ab-79b47aeb2811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5d7a897-0ce3-49f7-b931-3b52403a39d9</text:p>
          </table:table-cell>
          <table:table-cell office:value-type="string" calcext:value-type="string">
            <text:p>Féculents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116463d-6763-4e50-8807-4d9bae7f98d8</text:p>
          </table:table-cell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12bb629-0ad3-4d81-bc55-549ae6019508</text:p>
          </table:table-cell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748e7ee-ace2-4dcc-a87f-d04a6958424c</text:p>
          </table:table-cell>
          <table:table-cell office:value-type="string" calcext:value-type="string">
            <text:p>Viande Poisson Œuf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b9ef491-8f4e-435d-ad2a-f1237b8be7ff</text:p>
          </table:table-cell>
          <table:table-cell office:value-type="string" calcext:value-type="string">
            <text:p>Viande Poisson Œuf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46b4d9b-deff-43b2-9bd7-3e5e3ecd4d10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e08030e-dd2a-42f6-8b94-4f58230708b8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2f5341-e8de-4907-a72a-e53b344cefb3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1fac5df-e3b7-495c-8c31-6712b7ac8762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Ma p'tite Vache qui 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fc2d29e-3431-48b9-801c-f25c481239c7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ache qui rit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bc374b9-a0c6-4eef-a915-86f7f4c78108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Vache qui rit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77ec1b0-ba42-436b-89ac-8bf19ee4bb2d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Vache qui rit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b99feaa-303a-4bf5-bebd-e4151c89fc9c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e26f4f7-31ff-4aee-bb7e-6a8bc24ed95b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f41ff95-e060-4ba9-abd1-3358a0affd4b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5dac0318-bf95-4b21-98f6-67b5b731d8c5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72230c2a-42c0-4471-95e5-7caef5774ff7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1b840ebd-cfbb-4626-8760-48f21b3977a8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69bb073d-33cb-44d6-b118-99eeb43c2fba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b6b5735e-105a-4e5c-aab9-5b4c132b4b43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114f841-d39e-4c43-a2d0-8dbbda501f5a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88fffb9f-126c-4533-9128-29f97ddafdca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95b353d6-ee9a-4042-b2fb-5555abf3d4fe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3a7b01c2-2483-4475-898e-2bdf811090e3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Mini croissant au beu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ce8d82b-689c-4a14-9244-27bf8fcdbf35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Mini pain au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79de09-60c7-4ace-a554-846121366100</text:p>
          </table:table-cell>
          <table:table-cell office:value-type="string" calcext:value-type="string">
            <text:p>Viennoiseries</text:p>
          </table:table-cell>
          <table:table-cell office:value-type="string" calcext:value-type="string">
            <text:p>Mini chausson aux po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343d3ba-6d96-4c2c-b8fc-ebcfdefb2386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Barre céréales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4cd1a38-f3c1-4b8b-9da7-87d488a9605a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Barre céréales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70debd6-233e-41b1-8e86-11bb018c860e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Barre céréales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da05e12-0eee-49e3-887f-c3f2545a49ea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2a85d86-e018-4e4a-9f86-f8045905d753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643d73b-7e05-4828-a3a4-90feca3d40fc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4bdc101-0978-44ce-a4d1-9c85a16555f9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31ba511-6069-46e4-abf9-307b91517b4a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583c8de-3fa7-420a-85f3-1358ba260cc7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049b67f-d965-4cdd-b6c4-64e6b3208bca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a7d89ec-3f66-4622-b1fe-6704afb8fc1c</text:p>
          </table:table-cell>
          <table:table-cell office:value-type="string" calcext:value-type="string">
            <text:p>Céréale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c382dc7-d52a-4698-8d46-11eaae952131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8c79932-8517-464d-9876-54a20acc20a3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5160f86-c432-4c32-97c1-02224914e905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946f89-9f5a-4ceb-b119-a1b91af5e7f5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c3a3e52-c188-4c77-9196-dc6855b9c7f4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fc7207c-a848-4403-8395-95c059895c8a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517e3a9-4786-4a43-aeba-ee7318344d84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0c59310-a5a7-4208-a367-c358ef70d763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45737c1-f1b1-431e-81ce-e05572f5a1cc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aef0182-4959-4ee4-a4e5-f7c7af9d7a79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57c5e68d-4089-410f-aee0-dc0f026cb297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278f762-7118-49d2-8e60-a8c9e9d8b502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656622d-f237-42c7-b875-130e20fab7a9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7d09f2f-61be-42b5-a85e-d2c2e525f6be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71a8587-943c-4f99-aecc-a9a8d680a859</text:p>
          </table:table-cell>
          <table:table-cell office:value-type="string" calcext:value-type="string">
            <text:p>Chocolat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cc5865e-3047-4c03-b1a0-9f600f2efccb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52fea6c-213c-4cfd-834c-1943e2bd0f99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aa7535f-0193-4c2c-a0d6-b81de8edb7fc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1a3e3ef-a4a7-4f41-a6b3-aca341cb11e0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1f59167-5c11-4eab-874d-02b6e7360f09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8d91624-256f-4af2-98c2-93e3ca114df4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5453ac6-a568-46b4-9352-6e0fca87e5f4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d10d6c2-9e1e-4610-ba48-2185f778f980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8137a27-acb4-4c21-9f69-89dfdf850c66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1dbfcb6-a31e-492b-a17c-6a5fe083478d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7b0e628-05a8-4eea-84ce-d54090a81c05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46ff433-2dd6-4b29-86f3-f53741a83a98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ae0c71c-5ff9-4533-b8e5-5f9d87978bf4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f63309f-c4bb-4d32-aab9-355252221f72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a790bf61-4a3c-4988-ba9c-53e8e02faf96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834a34a2-e980-459a-af87-3a5254fc8edd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f098263-9b78-44d6-9f32-5d43b72ac667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2db98fc-ac15-4718-8c22-a158324a2aee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05a4057-3855-4c7c-afc9-cd31349cf93a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b7be307-ef54-45e8-a9ff-c292902565b9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ecb3db47-75b8-48ae-aaab-ea35d0fa6a26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06eedef-ada7-4537-ab1f-306a282143a7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7d68448-37a7-488d-9985-a6cb7e5793a0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0b5021a-309f-43b9-9ba2-e9decb479948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33985fa5-1c58-40d8-9058-621876df905b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cba06da-4cb0-4654-9ede-3d29b92bdeaa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9ad8dea7-357e-40b3-95c9-4ec1d3bb5865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6c3bc5-68c4-4ade-b832-dc83097ad814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51fa368-e1f0-4b76-b615-0e2c3a3af32f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b14e30e-0495-451f-8ecd-ef6e52985b46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3ec88e3-03ef-4408-a564-cf0fcce13bac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ee13413-d00f-42d6-91e2-ee508475e84b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cba3036-e56b-40be-9d0e-28b20b5c847d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4e52f19d-f09c-4949-9a9f-c78b80e8bb44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ec89497-d544-4c3c-90f8-fad443359405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Balisto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66a8c5a0-4f25-46d4-8def-087b17669b69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14a43d92-d91a-4a9e-8a5a-753724749144</text:p>
          </table:table-cell>
          <table:table-cell office:value-type="string" calcext:value-type="string">
            <text:p>Gâteaux sec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6a7596c-01fa-4f2e-ab72-387ddd0575ea</text:p>
          </table:table-cell>
          <table:table-cell office:value-type="string" calcext:value-type="string">
            <text:p>Biscuits salé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7a89adf7-dcfa-477a-b415-0fc5977ba373</text:p>
          </table:table-cell>
          <table:table-cell office:value-type="string" calcext:value-type="string">
            <text:p>Biscuits salé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07:40:03.912286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10-12T07:44:30.573210480</dc:date>
    <meta:editing-duration>PT6H22M50S</meta:editing-duration>
    <meta:editing-cycles>19</meta:editing-cycles>
    <meta:generator>LibreOffice/4.4.2.2$Linux_X86_64 LibreOffice_project/40m0$Build-2</meta:generator>
    <meta:document-statistic meta:table-count="1" meta:cell-count="500" meta:object-count="0"/>
  </office:meta>
</office:document-meta>
</file>